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3" style:parent-style-name="Urban_20_Body_20_">
      <style:text-properties fo:font-size="10pt" style:font-name="Arial" style:font-size-asian="10pt" style:font-size-complex="10pt"/>
    </style:style>
    <style:style style:family="paragraph" style:name="P4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5" style:parent-style-name="Urban_20_Body_20_">
      <style:text-properties fo:font-size="11pt" style:font-name="arial" style:font-size-asian="11pt" style:font-size-complex="11pt"/>
    </style:style>
    <style:style style:family="paragraph" style:name="P6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_20_Body_20_">
      <style:paragraph-properties fo:text-align="justify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8" style:parent-style-name="Urban_20_Title_20_2">
      <style:paragraph-properties fo:text-align="start" style:justify-single-word="false"/>
      <style:text-properties fo:font-size="9pt" fo:font-weight="normal" officeooo:paragraph-rsid="000b7a8b" style:font-name="Arial" style:font-size-asian="9pt" style:font-size-complex="9pt" style:font-weight-asian="normal" style:font-weight-complex="normal"/>
    </style:style>
    <style:style style:family="paragraph" style:name="P9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bd840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1pt" officeooo:paragraph-rsid="000db711" officeooo:rsid="000abb27" style:font-name="arial" style:font-size-asian="11pt" style:font-size-complex="11pt"/>
    </style:style>
    <style:style style:family="paragraph" style:name="P13" style:parent-style-name="UrbanBody">
      <style:text-properties fo:font-size="11pt" officeooo:paragraph-rsid="00097fd4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db711" officeooo:rsid="000abb27" style:font-name="arial" style:font-size-asian="11pt" style:font-size-complex="11pt"/>
    </style:style>
    <style:style style:family="paragraph" style:name="P15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ea261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16" style:parent-style-name="UrbanBody">
      <style:paragraph-properties fo:break-after="auto" fo:break-before="auto" style:page-number="auto"/>
      <style:text-properties fo:font-size="11pt" officeooo:paragraph-rsid="00097fd4" style:font-name="arial" style:font-size-asian="11pt" style:font-size-complex="11pt"/>
    </style:style>
    <style:style style:family="paragraph" style:name="P17" style:parent-style-name="Frame_20_contents">
      <style:paragraph-properties fo:text-align="start" style:justify-single-word="false"/>
      <style:text-properties fo:font-size="12pt" officeooo:paragraph-rsid="000f129c" style:font-name="Arial" style:font-size-asian="12pt" style:font-size-complex="12pt"/>
    </style:style>
    <style:style style:family="paragraph" style:name="P18" style:parent-style-name="Frame_20_contents">
      <style:paragraph-properties fo:text-align="start" style:justify-single-word="false"/>
      <style:text-properties fo:font-size="11pt" fo:font-style="normal" fo:font-weight="normal" officeooo:paragraph-rsid="000f129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29c" style:font-name="Arial" style:font-size-asian="10pt" style:font-size-complex="10pt"/>
    </style:style>
    <style:style style:family="paragraph" style:name="P20" style:parent-style-name="Urban_20_Title">
      <style:text-properties fo:font-size="14pt" officeooo:paragraph-rsid="000f129c" officeooo:rsid="0008ef5a" style:font-name="Arial" style:font-size-asian="14pt" style:font-size-complex="14pt" style:text-underline-style="none"/>
    </style:style>
    <style:style style:family="paragraph" style:name="P21" style:parent-style-name="Urban_20_Title">
      <style:text-properties fo:font-size="9pt" fo:font-weight="normal" officeooo:paragraph-rsid="0008ef5a" style:font-name="Arial" style:font-size-asian="9pt" style:font-size-complex="9pt" style:font-weight-asian="normal" style:font-weight-complex="normal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officeooo:rsid="000abb27"/>
    </style:style>
    <style:style style:family="text" style:name="T7">
      <style:text-properties officeooo:rsid="000c6041"/>
    </style:style>
    <style:style style:family="text" style:name="T8">
      <style:text-properties officeooo:rsid="00362119"/>
    </style:style>
    <style:style style:family="text" style:name="T9">
      <style:text-properties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2"><text:span text:style-name="T16">do text</text:span></text:p><text:p text:style-name="P22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7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20"/>
      <text:h text:outline-level="1" text:style-name="P20"/>
      <text:h text:outline-level="1" text:style-name="P20">Réunion de projet – convocation</text:h>
      <text:h text:outline-level="1" text:style-name="P21"/>
      <text:h text:outline-level="1" text:style-name="P21"/>
      <text:h text:outline-level="2" text:style-name="P9"/>
      <text:h text:outline-level="2" text:style-name="P10"><text:span text:style-name="T4"><office:annotation><dc:creator>Gauthier Bastien</dc:creator><dc:date>2011-02-16T16:12:24</dc:date><text:p text:style-name="P22"><text:span text:style-name="T20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9"><office:annotation><dc:creator>Gauthier Bastien</dc:creator><dc:date>2011-02-16T16:13:21</dc:date><text:p text:style-name="P22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9">Objet : <text:text-input text:description="Objet des travaux">self.getLicenceSubject()</text:text-input></text:h>
      <text:h text:outline-level="2" text:style-name="P11"><text:span text:style-name="T4">Situation : </text:span><text:span text:style-name="T4"><text:text-input text:description="Situation des travaux">self.getWorkLocationSignaletic()</text:text-input></text:span></text:h>
      <text:h text:outline-level="2" text:style-name="P11"><text:span text:style-name="T5">Référence cadastrale : </text:span><text:span text:style-name="T5"><text:text-input text:description="Bien-Parcelles">licence_view.get_parcels()</text:text-input></text:span></text:h>
      <text:p text:style-name="P5"/>
      <text:p text:style-name="P5"/>
      <text:p text:style-name="P1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/>
      <text:p text:style-name="P16">Dans le cadre du projet repris sous objet, <text:text-input text:description="Demandeurs">self.getApplicantsSignaletic()</text:text-input><text:s/>sollicite<text:span text:style-name="T6">(nt)</text:span> la tenue d'une réunion de projet conformément à l 'article D.IV.31§1er du CoDT.</text:p>
      <text:p text:style-name="P13"/>
      <text:p text:style-name="P14">Nous sollicitons aussi la présence à ladite réunion des personnes/<text:span text:style-name="T7">instances</text:span> suivantes :</text:p>
      <text:p text:style-name="P12">- <text:span text:style-name="T9">Le fonctionnaire technique (DGO3)</text:span></text:p>
      <text:p text:style-name="P12">- <text:span text:style-name="T9">Le fonctionnaire délégué (DGO4)</text:span></text:p>
      <text:p text:style-name="P12">- <text:span text:style-name="T9">Le fonctionnaire des implantations commerciales (DGO6)</text:span></text:p>
      <text:p text:style-name="P12">- <text:span text:style-name="T9">Un représentant du Collège</text:span></text:p>
      <text:p text:style-name="P12">- <text:span text:style-name="T9">Un membre du service Urbanisme</text:span></text:p>
      <text:p text:style-name="P12">- ...</text:p>
      <text:p text:style-name="P13"/>
      <text:p text:style-name="P15">Dès lors, nous vous invitons à participer à ladite réunion, qui se déroulera le <text:span text:style-name="T10">DATE DE LA REUNION</text:span><text:span text:style-name="T6"> – </text:span><text:span text:style-name="T11">ADRESSE</text:span><text:span text:style-name="T6">.</text:span></text:p>
      <text:p text:style-name="P6"/>
      <text:p text:style-name="P7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5"/>
      <text:p text:style-name="P5"/>
      <text:p text:style-name="P3"/>
      <text:p text:style-name="P3"><text:span text:style-name="T1"><office:annotation><dc:creator>sde </dc:creator><dc:date>2011-07-27T10:02:32</dc:date><text:p text:style-name="P22"><text:span text:style-name="T17">do text</text:span></text:p><text:p text:style-name="P22"><text:span text:style-name="T18">from document(at=signatures, format='odt')</text:span></text:p></office:annotation></text:span><text:span text:style-name="T1">Import depuis signatures.odt</text:span></text:p>
      <text:p text:style-name="P4"/>
      <text:p text:style-name="P4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3" style:parent-style-name="Urban_20_Body_20_">
      <style:text-properties fo:font-size="10pt" style:font-name="Arial" style:font-size-asian="10pt" style:font-size-complex="10pt"/>
    </style:style>
    <style:style style:family="paragraph" style:name="P4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5" style:parent-style-name="Urban_20_Body_20_">
      <style:text-properties fo:font-size="11pt" style:font-name="arial" style:font-size-asian="11pt" style:font-size-complex="11pt"/>
    </style:style>
    <style:style style:family="paragraph" style:name="P6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_20_Body_20_">
      <style:paragraph-properties fo:text-align="justify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8" style:parent-style-name="Urban_20_Title_20_2">
      <style:paragraph-properties fo:text-align="start" style:justify-single-word="false"/>
      <style:text-properties fo:font-size="9pt" fo:font-weight="normal" officeooo:paragraph-rsid="000b7a8b" style:font-name="Arial" style:font-size-asian="9pt" style:font-size-complex="9pt" style:font-weight-asian="normal" style:font-weight-complex="normal"/>
    </style:style>
    <style:style style:family="paragraph" style:name="P9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bd840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1pt" officeooo:paragraph-rsid="000db711" officeooo:rsid="000abb27" style:font-name="arial" style:font-size-asian="11pt" style:font-size-complex="11pt"/>
    </style:style>
    <style:style style:family="paragraph" style:name="P13" style:parent-style-name="UrbanBody">
      <style:text-properties fo:font-size="11pt" officeooo:paragraph-rsid="00097fd4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db711" officeooo:rsid="000abb27" style:font-name="arial" style:font-size-asian="11pt" style:font-size-complex="11pt"/>
    </style:style>
    <style:style style:family="paragraph" style:name="P15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ea261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16" style:parent-style-name="UrbanBody">
      <style:paragraph-properties fo:break-after="auto" fo:break-before="auto" style:page-number="auto"/>
      <style:text-properties fo:font-size="11pt" officeooo:paragraph-rsid="00097fd4" style:font-name="arial" style:font-size-asian="11pt" style:font-size-complex="11pt"/>
    </style:style>
    <style:style style:family="paragraph" style:name="P17" style:parent-style-name="Frame_20_contents">
      <style:paragraph-properties fo:text-align="start" style:justify-single-word="false"/>
      <style:text-properties fo:font-size="12pt" officeooo:paragraph-rsid="000f129c" style:font-name="Arial" style:font-size-asian="12pt" style:font-size-complex="12pt"/>
    </style:style>
    <style:style style:family="paragraph" style:name="P18" style:parent-style-name="Frame_20_contents">
      <style:paragraph-properties fo:text-align="start" style:justify-single-word="false"/>
      <style:text-properties fo:font-size="11pt" fo:font-style="normal" fo:font-weight="normal" officeooo:paragraph-rsid="000f129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29c" style:font-name="Arial" style:font-size-asian="10pt" style:font-size-complex="10pt"/>
    </style:style>
    <style:style style:family="paragraph" style:name="P20" style:parent-style-name="Urban_20_Title">
      <style:text-properties fo:font-size="14pt" officeooo:paragraph-rsid="000f129c" officeooo:rsid="0008ef5a" style:font-name="Arial" style:font-size-asian="14pt" style:font-size-complex="14pt" style:text-underline-style="none"/>
    </style:style>
    <style:style style:family="paragraph" style:name="P21" style:parent-style-name="Urban_20_Title">
      <style:text-properties fo:font-size="9pt" fo:font-weight="normal" officeooo:paragraph-rsid="0008ef5a" style:font-name="Arial" style:font-size-asian="9pt" style:font-size-complex="9pt" style:font-weight-asian="normal" style:font-weight-complex="normal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officeooo:rsid="000abb27"/>
    </style:style>
    <style:style style:family="text" style:name="T7">
      <style:text-properties officeooo:rsid="000c6041"/>
    </style:style>
    <style:style style:family="text" style:name="T8">
      <style:text-properties officeooo:rsid="00362119"/>
    </style:style>
    <style:style style:family="text" style:name="T9">
      <style:text-properties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2"><text:span text:style-name="T16">do text</text:span></text:p><text:p text:style-name="P22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7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20"/>
      <text:h text:outline-level="1" text:style-name="P20"/>
      <text:h text:outline-level="1" text:style-name="P20">Réunion de projet – convocation</text:h>
      <text:h text:outline-level="1" text:style-name="P21"/>
      <text:h text:outline-level="1" text:style-name="P21"/>
      <text:h text:outline-level="2" text:style-name="P9"/>
      <text:h text:outline-level="2" text:style-name="P10"><text:span text:style-name="T4"><office:annotation><dc:creator>Gauthier Bastien</dc:creator><dc:date>2011-02-16T16:12:24</dc:date><text:p text:style-name="P22"><text:span text:style-name="T20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9"><office:annotation><dc:creator>Gauthier Bastien</dc:creator><dc:date>2011-02-16T16:13:21</dc:date><text:p text:style-name="P22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9">Objet : <text:text-input text:description="Objet des travaux">self.getLicenceSubject()</text:text-input></text:h>
      <text:h text:outline-level="2" text:style-name="P11"><text:span text:style-name="T4">Situation : </text:span><text:span text:style-name="T4"><text:text-input text:description="Situation des travaux">self.getWorkLocationSignaletic()</text:text-input></text:span></text:h>
      <text:h text:outline-level="2" text:style-name="P11"><text:span text:style-name="T5">Référence cadastrale : </text:span><text:span text:style-name="T5"><text:text-input text:description="Bien-Parcelles">licence_view.get_parcels()</text:text-input></text:span></text:h>
      <text:p text:style-name="P5"/>
      <text:p text:style-name="P5"/>
      <text:p text:style-name="P1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/>
      <text:p text:style-name="P16">Dans le cadre du projet repris sous objet, <text:text-input text:description="Demandeurs">self.getApplicantsSignaletic()</text:text-input><text:s/>sollicite<text:span text:style-name="T6">(nt)</text:span> la tenue d'une réunion de projet conformément à l 'article D.IV.31§1er du CoDT.</text:p>
      <text:p text:style-name="P13"/>
      <text:p text:style-name="P14">Nous sollicitons aussi la présence à ladite réunion des personnes/<text:span text:style-name="T7">instances</text:span> suivantes :</text:p>
      <text:p text:style-name="P12">- <text:span text:style-name="T9">Le fonctionnaire technique (DGO3)</text:span></text:p>
      <text:p text:style-name="P12">- <text:span text:style-name="T9">Le fonctionnaire délégué (DGO4)</text:span></text:p>
      <text:p text:style-name="P12">- <text:span text:style-name="T9">Le fonctionnaire des implantations commerciales (DGO6)</text:span></text:p>
      <text:p text:style-name="P12">- <text:span text:style-name="T9">Un représentant du Collège</text:span></text:p>
      <text:p text:style-name="P12">- <text:span text:style-name="T9">Un membre du service Urbanisme</text:span></text:p>
      <text:p text:style-name="P12">- ...</text:p>
      <text:p text:style-name="P13"/>
      <text:p text:style-name="P15">Dès lors, nous vous invitons à participer à ladite réunion, qui se déroulera le <text:span text:style-name="T10">DATE DE LA REUNION</text:span><text:span text:style-name="T6"> – </text:span><text:span text:style-name="T11">ADRESSE</text:span><text:span text:style-name="T6">.</text:span></text:p>
      <text:p text:style-name="P6"/>
      <text:p text:style-name="P7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5"/>
      <text:p text:style-name="P5"/>
      <text:p text:style-name="P3"/>
      <text:p text:style-name="P3"><text:span text:style-name="T1"><office:annotation><dc:creator>sde </dc:creator><dc:date>2011-07-27T10:02:32</dc:date><text:p text:style-name="P22"><text:span text:style-name="T17">do text</text:span></text:p><text:p text:style-name="P22"><text:span text:style-name="T18">from document(at=signatures, format='odt')</text:span></text:p></office:annotation></text:span><text:span text:style-name="T1">Import depuis signatures.odt</text:span></text:p>
      <text:p text:style-name="P4"/>
      <text:p text:style-name="P4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3" style:parent-style-name="Urban_20_Body_20_">
      <style:text-properties fo:font-size="10pt" style:font-name="Arial" style:font-size-asian="10pt" style:font-size-complex="10pt"/>
    </style:style>
    <style:style style:family="paragraph" style:name="P4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5" style:parent-style-name="Urban_20_Body_20_">
      <style:text-properties fo:font-size="11pt" style:font-name="arial" style:font-size-asian="11pt" style:font-size-complex="11pt"/>
    </style:style>
    <style:style style:family="paragraph" style:name="P6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_20_Body_20_">
      <style:paragraph-properties fo:text-align="justify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8" style:parent-style-name="Urban_20_Title_20_2">
      <style:paragraph-properties fo:text-align="start" style:justify-single-word="false"/>
      <style:text-properties fo:font-size="9pt" fo:font-weight="normal" officeooo:paragraph-rsid="000b7a8b" style:font-name="Arial" style:font-size-asian="9pt" style:font-size-complex="9pt" style:font-weight-asian="normal" style:font-weight-complex="normal"/>
    </style:style>
    <style:style style:family="paragraph" style:name="P9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bd840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1pt" officeooo:paragraph-rsid="000db711" officeooo:rsid="000abb27" style:font-name="arial" style:font-size-asian="11pt" style:font-size-complex="11pt"/>
    </style:style>
    <style:style style:family="paragraph" style:name="P13" style:parent-style-name="UrbanBody">
      <style:text-properties fo:font-size="11pt" officeooo:paragraph-rsid="00097fd4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db711" officeooo:rsid="000abb27" style:font-name="arial" style:font-size-asian="11pt" style:font-size-complex="11pt"/>
    </style:style>
    <style:style style:family="paragraph" style:name="P15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ea261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16" style:parent-style-name="UrbanBody">
      <style:paragraph-properties fo:break-after="auto" fo:break-before="auto" style:page-number="auto"/>
      <style:text-properties fo:font-size="11pt" officeooo:paragraph-rsid="00097fd4" style:font-name="arial" style:font-size-asian="11pt" style:font-size-complex="11pt"/>
    </style:style>
    <style:style style:family="paragraph" style:name="P17" style:parent-style-name="Frame_20_contents">
      <style:paragraph-properties fo:text-align="start" style:justify-single-word="false"/>
      <style:text-properties fo:font-size="12pt" officeooo:paragraph-rsid="000f129c" style:font-name="Arial" style:font-size-asian="12pt" style:font-size-complex="12pt"/>
    </style:style>
    <style:style style:family="paragraph" style:name="P18" style:parent-style-name="Frame_20_contents">
      <style:paragraph-properties fo:text-align="start" style:justify-single-word="false"/>
      <style:text-properties fo:font-size="11pt" fo:font-style="normal" fo:font-weight="normal" officeooo:paragraph-rsid="000f129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29c" style:font-name="Arial" style:font-size-asian="10pt" style:font-size-complex="10pt"/>
    </style:style>
    <style:style style:family="paragraph" style:name="P20" style:parent-style-name="Urban_20_Title">
      <style:text-properties fo:font-size="14pt" officeooo:paragraph-rsid="000f129c" officeooo:rsid="0008ef5a" style:font-name="Arial" style:font-size-asian="14pt" style:font-size-complex="14pt" style:text-underline-style="none"/>
    </style:style>
    <style:style style:family="paragraph" style:name="P21" style:parent-style-name="Urban_20_Title">
      <style:text-properties fo:font-size="9pt" fo:font-weight="normal" officeooo:paragraph-rsid="0008ef5a" style:font-name="Arial" style:font-size-asian="9pt" style:font-size-complex="9pt" style:font-weight-asian="normal" style:font-weight-complex="normal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officeooo:rsid="000abb27"/>
    </style:style>
    <style:style style:family="text" style:name="T7">
      <style:text-properties officeooo:rsid="000c6041"/>
    </style:style>
    <style:style style:family="text" style:name="T8">
      <style:text-properties officeooo:rsid="00362119"/>
    </style:style>
    <style:style style:family="text" style:name="T9">
      <style:text-properties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2"><text:span text:style-name="T16">do text</text:span></text:p><text:p text:style-name="P22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7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20"/>
      <text:h text:outline-level="1" text:style-name="P20"/>
      <text:h text:outline-level="1" text:style-name="P20">Réunion de projet – convocation</text:h>
      <text:h text:outline-level="1" text:style-name="P21"/>
      <text:h text:outline-level="1" text:style-name="P21"/>
      <text:h text:outline-level="2" text:style-name="P9"/>
      <text:h text:outline-level="2" text:style-name="P10"><text:span text:style-name="T4"><office:annotation><dc:creator>Gauthier Bastien</dc:creator><dc:date>2011-02-16T16:12:24</dc:date><text:p text:style-name="P22"><text:span text:style-name="T20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9"><office:annotation><dc:creator>Gauthier Bastien</dc:creator><dc:date>2011-02-16T16:13:21</dc:date><text:p text:style-name="P22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9">Objet : <text:text-input text:description="Objet des travaux">self.getLicenceSubject()</text:text-input></text:h>
      <text:h text:outline-level="2" text:style-name="P11"><text:span text:style-name="T4">Situation : </text:span><text:span text:style-name="T4"><text:text-input text:description="Situation des travaux">self.getWorkLocationSignaletic()</text:text-input></text:span></text:h>
      <text:h text:outline-level="2" text:style-name="P11"><text:span text:style-name="T5">Référence cadastrale : </text:span><text:span text:style-name="T5"><text:text-input text:description="Bien-Parcelles">licence_view.get_parcels()</text:text-input></text:span></text:h>
      <text:p text:style-name="P5"/>
      <text:p text:style-name="P5"/>
      <text:p text:style-name="P1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/>
      <text:p text:style-name="P16">Dans le cadre du projet repris sous objet, <text:text-input text:description="Demandeurs">self.getApplicantsSignaletic()</text:text-input><text:s/>sollicite<text:span text:style-name="T6">(nt)</text:span> la tenue d'une réunion de projet conformément à l 'article D.IV.31§1er du CoDT.</text:p>
      <text:p text:style-name="P13"/>
      <text:p text:style-name="P14">Nous sollicitons aussi la présence à ladite réunion des personnes/<text:span text:style-name="T7">instances</text:span> suivantes :</text:p>
      <text:p text:style-name="P12">- <text:span text:style-name="T9">Le fonctionnaire technique (DGO3)</text:span></text:p>
      <text:p text:style-name="P12">- <text:span text:style-name="T9">Le fonctionnaire délégué (DGO4)</text:span></text:p>
      <text:p text:style-name="P12">- <text:span text:style-name="T9">Le fonctionnaire des implantations commerciales (DGO6)</text:span></text:p>
      <text:p text:style-name="P12">- <text:span text:style-name="T9">Un représentant du Collège</text:span></text:p>
      <text:p text:style-name="P12">- <text:span text:style-name="T9">Un membre du service Urbanisme</text:span></text:p>
      <text:p text:style-name="P12">- ...</text:p>
      <text:p text:style-name="P13"/>
      <text:p text:style-name="P15">Dès lors, nous vous invitons à participer à ladite réunion, qui se déroulera le <text:span text:style-name="T10">DATE DE LA REUNION</text:span><text:span text:style-name="T6"> – </text:span><text:span text:style-name="T11">ADRESSE</text:span><text:span text:style-name="T6">.</text:span></text:p>
      <text:p text:style-name="P6"/>
      <text:p text:style-name="P7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5"/>
      <text:p text:style-name="P5"/>
      <text:p text:style-name="P3"/>
      <text:p text:style-name="P3"><text:span text:style-name="T1"><office:annotation><dc:creator>sde </dc:creator><dc:date>2011-07-27T10:02:32</dc:date><text:p text:style-name="P22"><text:span text:style-name="T17">do text</text:span></text:p><text:p text:style-name="P22"><text:span text:style-name="T18">from document(at=signatures, format='odt')</text:span></text:p></office:annotation></text:span><text:span text:style-name="T1">Import depuis signatures.odt</text:span></text:p>
      <text:p text:style-name="P4"/>
      <text:p text:style-name="P4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3" style:parent-style-name="Urban_20_Body_20_">
      <style:text-properties fo:font-size="10pt" style:font-name="Arial" style:font-size-asian="10pt" style:font-size-complex="10pt"/>
    </style:style>
    <style:style style:family="paragraph" style:name="P4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5" style:parent-style-name="Urban_20_Body_20_">
      <style:text-properties fo:font-size="11pt" style:font-name="arial" style:font-size-asian="11pt" style:font-size-complex="11pt"/>
    </style:style>
    <style:style style:family="paragraph" style:name="P6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_20_Body_20_">
      <style:paragraph-properties fo:text-align="justify" style:justify-single-word="false"/>
      <style:text-properties fo:font-size="11pt" officeooo:paragraph-rsid="000f129c" style:font-name="arial" style:font-size-asian="11pt" style:font-size-complex="11pt"/>
    </style:style>
    <style:style style:family="paragraph" style:name="P8" style:parent-style-name="Urban_20_Title_20_2">
      <style:paragraph-properties fo:text-align="start" style:justify-single-word="false"/>
      <style:text-properties fo:font-size="9pt" fo:font-weight="normal" officeooo:paragraph-rsid="000b7a8b" style:font-name="Arial" style:font-size-asian="9pt" style:font-size-complex="9pt" style:font-weight-asian="normal" style:font-weight-complex="normal"/>
    </style:style>
    <style:style style:family="paragraph" style:name="P9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bd840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1pt" officeooo:paragraph-rsid="000db711" officeooo:rsid="000abb27" style:font-name="arial" style:font-size-asian="11pt" style:font-size-complex="11pt"/>
    </style:style>
    <style:style style:family="paragraph" style:name="P13" style:parent-style-name="UrbanBody">
      <style:text-properties fo:font-size="11pt" officeooo:paragraph-rsid="00097fd4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db711" officeooo:rsid="000abb27" style:font-name="arial" style:font-size-asian="11pt" style:font-size-complex="11pt"/>
    </style:style>
    <style:style style:family="paragraph" style:name="P15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ea261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16" style:parent-style-name="UrbanBody">
      <style:paragraph-properties fo:break-after="auto" fo:break-before="auto" style:page-number="auto"/>
      <style:text-properties fo:font-size="11pt" officeooo:paragraph-rsid="00097fd4" style:font-name="arial" style:font-size-asian="11pt" style:font-size-complex="11pt"/>
    </style:style>
    <style:style style:family="paragraph" style:name="P17" style:parent-style-name="Frame_20_contents">
      <style:paragraph-properties fo:text-align="start" style:justify-single-word="false"/>
      <style:text-properties fo:font-size="12pt" officeooo:paragraph-rsid="000f129c" style:font-name="Arial" style:font-size-asian="12pt" style:font-size-complex="12pt"/>
    </style:style>
    <style:style style:family="paragraph" style:name="P18" style:parent-style-name="Frame_20_contents">
      <style:paragraph-properties fo:text-align="start" style:justify-single-word="false"/>
      <style:text-properties fo:font-size="11pt" fo:font-style="normal" fo:font-weight="normal" officeooo:paragraph-rsid="000f129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29c" style:font-name="Arial" style:font-size-asian="10pt" style:font-size-complex="10pt"/>
    </style:style>
    <style:style style:family="paragraph" style:name="P20" style:parent-style-name="Urban_20_Title">
      <style:text-properties fo:font-size="14pt" officeooo:paragraph-rsid="000f129c" officeooo:rsid="0008ef5a" style:font-name="Arial" style:font-size-asian="14pt" style:font-size-complex="14pt" style:text-underline-style="none"/>
    </style:style>
    <style:style style:family="paragraph" style:name="P21" style:parent-style-name="Urban_20_Title">
      <style:text-properties fo:font-size="9pt" fo:font-weight="normal" officeooo:paragraph-rsid="0008ef5a" style:font-name="Arial" style:font-size-asian="9pt" style:font-size-complex="9pt" style:font-weight-asian="normal" style:font-weight-complex="normal"/>
    </style:style>
    <style:style style:family="paragraph" style:name="P2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officeooo:rsid="000abb27"/>
    </style:style>
    <style:style style:family="text" style:name="T7">
      <style:text-properties officeooo:rsid="000c6041"/>
    </style:style>
    <style:style style:family="text" style:name="T8">
      <style:text-properties officeooo:rsid="00362119"/>
    </style:style>
    <style:style style:family="text" style:name="T9">
      <style:text-properties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2"><text:span text:style-name="T16">do text</text:span></text:p><text:p text:style-name="P22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7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20"/>
      <text:h text:outline-level="1" text:style-name="P20"/>
      <text:h text:outline-level="1" text:style-name="P20">Réunion de projet – convocation</text:h>
      <text:h text:outline-level="1" text:style-name="P21"/>
      <text:h text:outline-level="1" text:style-name="P21"/>
      <text:h text:outline-level="2" text:style-name="P9"/>
      <text:h text:outline-level="2" text:style-name="P10"><text:span text:style-name="T4"><office:annotation><dc:creator>Gauthier Bastien</dc:creator><dc:date>2011-02-16T16:12:24</dc:date><text:p text:style-name="P22"><text:span text:style-name="T20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9"><office:annotation><dc:creator>Gauthier Bastien</dc:creator><dc:date>2011-02-16T16:13:21</dc:date><text:p text:style-name="P22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9">Objet : <text:text-input text:description="Objet des travaux">self.getLicenceSubject()</text:text-input></text:h>
      <text:h text:outline-level="2" text:style-name="P11"><text:span text:style-name="T4">Situation : </text:span><text:span text:style-name="T4"><text:text-input text:description="Situation des travaux">self.getWorkLocationSignaletic()</text:text-input></text:span></text:h>
      <text:h text:outline-level="2" text:style-name="P11"><text:span text:style-name="T5">Référence cadastrale : </text:span><text:span text:style-name="T5"><text:text-input text:description="Bien-Parcelles">licence_view.get_parcels()</text:text-input></text:span></text:h>
      <text:p text:style-name="P5"/>
      <text:p text:style-name="P5"/>
      <text:p text:style-name="P1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/>
      <text:p text:style-name="P16">Dans le cadre du projet repris sous objet, <text:text-input text:description="Demandeurs">self.getApplicantsSignaletic()</text:text-input><text:s/>sollicite<text:span text:style-name="T6">(nt)</text:span> la tenue d'une réunion de projet conformément à l 'article D.IV.31§1er du CoDT.</text:p>
      <text:p text:style-name="P13"/>
      <text:p text:style-name="P14">Nous sollicitons aussi la présence à ladite réunion des personnes/<text:span text:style-name="T7">instances</text:span> suivantes :</text:p>
      <text:p text:style-name="P12">- <text:span text:style-name="T9">Le fonctionnaire technique (DGO3)</text:span></text:p>
      <text:p text:style-name="P12">- <text:span text:style-name="T9">Le fonctionnaire délégué (DGO4)</text:span></text:p>
      <text:p text:style-name="P12">- <text:span text:style-name="T9">Le fonctionnaire des implantations commerciales (DGO6)</text:span></text:p>
      <text:p text:style-name="P12">- <text:span text:style-name="T9">Un représentant du Collège</text:span></text:p>
      <text:p text:style-name="P12">- <text:span text:style-name="T9">Un membre du service Urbanisme</text:span></text:p>
      <text:p text:style-name="P12">- ...</text:p>
      <text:p text:style-name="P13"/>
      <text:p text:style-name="P15">Dès lors, nous vous invitons à participer à ladite réunion, qui se déroulera le <text:span text:style-name="T10">DATE DE LA REUNION</text:span><text:span text:style-name="T6"> – </text:span><text:span text:style-name="T11">ADRESSE</text:span><text:span text:style-name="T6">.</text:span></text:p>
      <text:p text:style-name="P6"/>
      <text:p text:style-name="P7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5"/>
      <text:p text:style-name="P5"/>
      <text:p text:style-name="P3"/>
      <text:p text:style-name="P3"><text:span text:style-name="T1"><office:annotation><dc:creator>sde </dc:creator><dc:date>2011-07-27T10:02:32</dc:date><text:p text:style-name="P22"><text:span text:style-name="T17">do text</text:span></text:p><text:p text:style-name="P22"><text:span text:style-name="T18">from document(at=signatures, format='odt')</text:span></text:p></office:annotation></text:span><text:span text:style-name="T1">Import depuis signatures.odt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06.415213564</dc:date>
    <meta:editing-duration>PT8H27M45S</meta:editing-duration>
    <meta:editing-cycles>65</meta:editing-cycles>
    <meta:generator>LibreOffice/6.4.6.2$Linux_X86_64 LibreOffice_project/40$Build-2</meta:generator>
    <meta:document-statistic meta:table-count="1" meta:image-count="0" meta:object-count="0" meta:page-count="1" meta:paragraph-count="21" meta:word-count="152" meta:character-count="1229" meta:non-whitespace-character-count="1113"/>
  </office:meta>
</office:document-meta>
</file>